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24pt" style:font-size-asian="24pt" style:font-size-complex="24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Ejercicio 10.</text:p>
      <text:p text:style-name="P2">De acuerdo <text:s/>con la siguiente <text:s/>hoja <text:s/>de estilo, <text:s/>¿de qué <text:s/>color es el enlace?</text:p>
      <text:p text:style-name="P3"/>
      <text:p text:style-name="P4">a.context:link {</text:p>
      <text:p text:style-name="P5">color: blue;</text:p>
      <text:p text:style-name="P6">}</text:p>
      <text:p text:style-name="P7">a.context:visited {</text:p>
      <text:p text:style-name="P8">color: purple !important;</text:p>
      <text:p text:style-name="P9">}</text:p>
      <text:p text:style-name="P10">a.context:hover {</text:p>
      <text:p text:style-name="P11">color: green;</text:p>
      <text:p text:style-name="P12">}</text:p>
      <text:p text:style-name="P13">a.context:active {</text:p>
      <text:p text:style-name="P14">color: red;</text:p>
      <text:p text:style-name="P15">}</text:p>
      <text:p text:style-name="Normal"><text:span text:style-name="T16">Sería azul normalmente, cuando se pasa por encima verde y mientras se está clicando rojo, pero cuando se ha visitado un enlace una vez todos los enlaces pasan a mor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Banyuls Sanchez</meta:initial-creator>
    <dc:creator>Joan Banyuls Sanchez</dc:creator>
    <meta:creation-date>2018-11-07T20:37:00Z</meta:creation-date>
    <dc:date>2018-11-07T20:40:00Z</dc:date>
    <meta:template xlink:href="Normal" xlink:type="simple"/>
    <meta:editing-cycles>1</meta:editing-cycles>
    <meta:editing-duration>PT0S</meta:editing-duration>
    <meta:document-statistic meta:page-count="1" meta:paragraph-count="1" meta:word-count="62" meta:character-count="407" meta:row-count="2" meta:non-whitespace-character-count="346"/>
  </office:meta>
</office:document-meta>
</file>